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Default"/>
        <table:table-row table:style-name="ro1">
          <table:table-cell office:value-type="string" table:number-columns-spanned="1" table:number-rows-spanned="4">
            <text:p><text:a xlink:href="python://for%20each=%22name%20in%20screen_fields%22">for each="name in screen_fields"</text:a></text:p>
          </table:table-cell>
          <table:table-cell table:style-name="ce1" office:value-type="string">
            <text:p><text:a xlink:href="python://get_label(screen_model,%20name)">get_label(screen_model, name)</text:a></text:p>
          </table:table-cell>
          <table:table-cell office:value-type="string" table:number-columns-spanned="1" table:number-rows-spanned="4">
            <text:p><text:a xlink:href="python:///for">/for</text:a></text:p>
          </table:table-cell>
        </table:table-row>
        <table:table-row table:style-name="ro1">
          <table:covered-table-cell/>
          <table:table-cell office:value-type="string">
            <text:p><text:a xlink:href="python://for%20each=%22r%20in%20screen_rows%22">for each="r in screen_rows"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(screen_fields_type[name]%20in%20('char','boolean')%20and%20(r[name]%20or%20''))%20or%20(screen_fields_type[name]%20==%20'integer'%20and%20int(r[name]))%20or%20(screen_fields_type[name]%20==%20'float'%20and%20float(r[name])%20or%20float(0.0))%20or%20(screen_fields_type[name]%20==%20'date'%20and%20r[name]%20or%20'')%20or%20(screen_fields_type[name]%20==%20'datetime'%20and%20r[name]%20or%20'')%20or%20(screen_fields_type[name]%20==%20'selection'%20and%20get_selection_item(r,%20name))%20or%20(screen_fields_type[name]%20==%20'many2one'%20and%20get_name(r[name]))%20or%20(screen_fields_type[name]%20in%20('many2many',%20'one2many')%20and%20'(%20'+str(len(r[name]))+'%20)')">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get_name(r[name])) or (screen_fields_type[name] in ('many2many', 'one2many') and '( '+str(len(r[name]))+' )')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/for">/for</text:a>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12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1-11-14T12:29:00</dc:date>
    <meta:editing-duration>PT7H12M17S</meta:editing-duration>
    <meta:editing-cycles>50</meta:editing-cycles>
    <meta:generator>LibreOffice/3.3$Unix LibreOffice_project/330m19$Build-401</meta:generator>
    <dc:creator>Ruslans Vasiļjevs</dc:creator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